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officeooo:paragraph-rsid="001c88bd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c88bd" style:font-size-asian="10.5pt" style:font-size-complex="12pt"/>
    </style:style>
    <style:style style:name="T1" style:family="text">
      <style:text-properties style:font-name="serif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serif" fo:font-size="16pt" style:font-size-asian="16pt" style:font-size-complex="16pt"/>
    </style:style>
    <style:style style:name="T3" style:family="text">
      <style:text-properties style:font-name="serif" fo:font-size="10pt" style:font-size-asian="10pt" style:font-size-complex="10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c88bd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KPS – </text:span><text:span text:style-name="T5">projekt: lidar</text:span><text:span text:style-name="T4"> – sprawozdanie</text:span><text:span text:style-name="T7"><text:line-break/>Jakub Proboszcz, Paweł Kochański</text:span></text:p>
      <text:p text:style-name="P1"><text:span text:style-name="T7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20:11:19.276000000</meta:creation-date>
    <dc:date>2023-05-30T20:23:38.725000000</dc:date>
    <meta:editing-duration>PT12M19S</meta:editing-duration>
    <meta:editing-cycles>1</meta:editing-cycles>
    <meta:document-statistic meta:table-count="0" meta:image-count="0" meta:object-count="0" meta:page-count="1" meta:paragraph-count="1" meta:word-count="8" meta:character-count="69" meta:non-whitespace-character-count="60"/>
    <meta:generator>LibreOffice/7.5.2.2$Windows_X86_64 LibreOffice_project/53bb9681a964705cf672590721dbc85eb4d0c3a2</meta:generator>
  </office:meta>
</office:document-meta>
</file>